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  <style:text-properties style:font-name="Arial" fo:font-size="14pt" style:font-size-asian="14pt" style:font-size-complex="14pt"/>
    </style:style>
    <style:style style:name="P3" style:family="paragraph" style:parent-style-name="Normal">
      <style:paragraph-properties fo:line-height="10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Normal">
      <style:paragraph-properties fo:text-align="end" style:justify-single-word="false"/>
      <style:text-properties officeooo:paragraph-rsid="003187ec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6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officeooo:rsid="0017fcf7" style:font-size-asian="16pt" style:font-weight-asian="bold" style:font-size-complex="16pt" style:language-complex="ar" style:country-complex="EG" style:font-weight-complex="bold"/>
    </style:style>
    <style:style style:name="P7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3e3a5e"/>
    </style:style>
    <style:style style:name="P9" style:family="paragraph" style:parent-style-name="Normal">
      <style:paragraph-properties fo:margin-left="0.353cm" fo:margin-right="0cm" fo:margin-top="0.706cm" fo:margin-bottom="0.353cm" loext:contextual-spacing="false" fo:text-align="center" style:justify-single-word="false" fo:text-indent="0cm" style:auto-text-indent="false">
        <style:tab-stops/>
      </style:paragraph-properties>
      <style:text-properties officeooo:paragraph-rsid="003187ec"/>
    </style:style>
    <style:style style:name="P10" style:family="paragraph" style:parent-style-name="Normal">
      <style:paragraph-properties fo:margin-left="0.353cm" fo:margin-right="0cm" fo:margin-top="0.706cm" fo:margin-bottom="0.353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2a1ca9"/>
    </style:style>
    <style:style style:name="P11" style:family="paragraph" style:parent-style-name="Normal">
      <style:paragraph-properties fo:text-align="center" style:justify-single-word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Normal">
      <style:paragraph-properties fo:text-align="end" style:justify-single-word="false" style:writing-mode="rl-tb"/>
      <style:text-properties officeooo:paragraph-rsid="003187ec"/>
    </style:style>
    <style:style style:name="P13" style:family="paragraph" style:parent-style-name="Normal">
      <style:paragraph-properties fo:padding-left="0.141cm" fo:padding-right="0.141cm" fo:padding-top="0.035cm" fo:padding-bottom="0.035cm" fo:border="0.51pt solid #000000" style:shadow="none"/>
    </style:style>
    <style:style style:name="P14" style:family="paragraph" style:parent-style-name="Normal">
      <style:paragraph-properties fo:margin-top="4.586cm" fo:margin-bottom="0.353cm" loext:contextual-spacing="false" fo:text-align="justify" style:justify-single-word="false" style:writing-mode="rl-tb"/>
    </style:style>
    <style:style style:name="P15" style:family="paragraph" style:parent-style-name="Standard">
      <style:paragraph-properties fo:margin-top="4.586cm" fo:margin-bottom="0.353cm" loext:contextual-spacing="false" fo:text-align="justify" style:justify-single-word="false" style:writing-mode="rl-tb"/>
      <style:text-properties officeooo:paragraph-rsid="003e3a5e"/>
    </style:style>
    <style:style style:name="P16" style:family="paragraph" style:parent-style-name="Normal" style:master-page-name="MP0">
      <style:paragraph-properties fo:text-align="end" style:justify-single-word="false" style:page-number="auto" fo:break-before="page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6pt" style:font-size-asian="16pt" style:font-name-complex="Arial" style:font-size-complex="16pt" style:language-complex="ar" style:country-complex="EG"/>
    </style:style>
    <style:style style:name="T5" style:family="text">
      <style:text-properties style:font-name="Arial" fo:font-size="16pt" officeooo:rsid="003cc49a" style:font-size-asian="16pt" style:font-name-complex="Arial" style:font-size-complex="16pt"/>
    </style:style>
    <style:style style:name="T6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7" style:family="text">
      <style:text-properties style:font-name="Arial" fo:font-size="16pt" fo:font-weight="bold" officeooo:rsid="0017fcf7" style:font-size-asian="16pt" style:font-weight-asian="bold" style:font-size-complex="16pt" style:language-complex="ar" style:country-complex="EG" style:font-weight-complex="bold"/>
    </style:style>
    <style:style style:name="T8" style:family="text">
      <style:text-properties style:font-name="Arial" fo:font-size="16pt" fo:font-weight="bold" officeooo:rsid="002a1ca9" style:font-size-asian="16pt" style:font-weight-asian="bold" style:font-size-complex="16pt" style:language-complex="ar" style:country-complex="EG" style:font-weight-complex="bold"/>
    </style:style>
    <style:style style:name="T9" style:family="text">
      <style:text-properties style:font-name="Arial" fo:font-size="16pt" fo:font-weight="bold" officeooo:rsid="003187ec" style:font-size-asian="16pt" style:font-weight-asian="bold" style:font-size-complex="16pt" style:language-complex="ar" style:country-complex="EG" style:font-weight-complex="bold"/>
    </style:style>
    <style:style style:name="T10" style:family="text">
      <style:text-properties style:font-name="Arial" fo:font-size="16pt" fo:font-weight="bold" officeooo:rsid="003cc49a" style:font-size-asian="16pt" style:font-weight-asian="bold" style:font-size-complex="16pt" style:language-complex="ar" style:country-complex="EG" style:font-weight-complex="bold"/>
    </style:style>
    <style:style style:name="T11" style:family="text">
      <style:text-properties style:font-name="Arial" fo:font-size="16pt" fo:font-weight="bold" officeooo:rsid="003e3a5e" style:font-size-asian="16pt" style:font-weight-asian="bold" style:font-size-complex="16pt" style:language-complex="ar" style:country-complex="EG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Arial" fo:font-size="16pt" fo:font-weight="bold" officeooo:rsid="002f1860" style:font-size-asian="16pt" style:font-weight-asian="bold" style:font-size-complex="16pt" style:font-weight-complex="bold"/>
    </style:style>
    <style:style style:name="T14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15" style:family="text">
      <style:text-properties style:font-name="Arial" fo:font-size="16pt" fo:language="en" fo:country="IN" officeooo:rsid="001100a3" style:font-size-asian="16pt" style:font-name-complex="Arial" style:font-size-complex="16pt"/>
    </style:style>
    <style:style style:name="T16" style:family="text">
      <style:text-properties style:font-name="Arial" fo:font-size="16pt" fo:language="en" fo:country="IN" officeooo:rsid="0012e347" style:font-size-asian="16pt" style:font-name-complex="Arial" style:font-size-complex="16pt"/>
    </style:style>
    <style:style style:name="T17" style:family="text">
      <style:text-properties style:font-name="Arial" fo:font-size="16pt" fo:language="en" fo:country="IN" officeooo:rsid="00139c73" style:font-size-asian="16pt" style:font-name-complex="Arial" style:font-size-complex="16pt"/>
    </style:style>
    <style:style style:name="T18" style:family="text">
      <style:text-properties style:font-name="Arial" fo:font-size="16pt" fo:language="en" fo:country="IN" fo:font-weight="bold" style:font-size-asian="16pt" style:font-weight-asian="bold" style:font-name-complex="Arial" style:font-size-complex="16pt" style:font-weight-complex="bold"/>
    </style:style>
    <style:style style:name="T19" style:family="text">
      <style:text-properties style:font-name="Arial" fo:font-size="16pt" fo:language="en" fo:country="IN" fo:font-weight="normal" officeooo:rsid="001100a3" style:font-size-asian="16pt" style:font-weight-asian="normal" style:font-name-complex="Arial" style:font-size-complex="16pt" style:font-weight-complex="normal"/>
    </style:style>
    <style:style style:name="T20" style:family="text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T2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Arial" fo:font-size="14pt" style:font-size-asian="14pt" style:font-size-complex="1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style:font-size-asian="18pt" style:font-size-complex="18pt" style:language-complex="ar" style:country-complex="EG"/>
    </style:style>
    <style:style style:name="T25" style:family="text">
      <style:text-properties officeooo:rsid="003f001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ubject in arabic" text:name="py3o.objects.subject_to_arabic"/>
        <text:user-field-decl office:value-type="string" office:string-value="Serial" text:name="py3o.objects.serial"/>
        <text:user-field-decl office:value-type="float" office:value="0" text:name="py3o.objects.posted_date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Order Number AR" text:name="py3o.objects.University_order_number"/>
        <text:user-field-decl office:value-type="string" office:string-value="Study Year AR" text:name="py3o.objects.study_year_name_ar"/>
        <text:user-field-decl office:value-type="string" office:string-value="Order Date AR" text:name="py3o.objects.University_order_date"/>
        <text:user-field-decl office:value-type="string" office:string-value="py3o://if=&quot;py3o.objects.gender&quot;" text:name="py3o.doc_name"/>
        <text:user-field-decl office:value-type="string" office:string-value="Picking Number" text:name="py3o.o.name"/>
        <text:user-field-decl office:value-type="string" office:string-value="Average Word" text:name="py3o.objects.average_word_word"/>
        <text:user-field-decl office:value-type="string" office:string-value="Posted" text:name="py3o.objects.posted_date.year"/>
        <text:user-field-decl office:value-type="string" office:string-value="Posted" text:name="py3o.objects.posted_date.month"/>
        <text:user-field-decl office:value-type="float" office:value="0" text:name="py3o.objects.posted_date.date"/>
        <text:user-field-decl office:value-type="string" office:string-value="Posted date" text:name="py3o.objects.posted_date.day"/>
      </text:user-field-decls>
      <text:p text:style-name="P16"><draw:frame draw:style-name="fr1" draw:name="Text Box 2" text:anchor-type="paragraph" svg:x="-1.016cm" svg:y="0cm" svg:width="4.424cm" style:rel-width="scale" svg:height="2.223cm" style:rel-height="scale" draw:z-index="2"><draw:text-box><text:p text:style-name="Normal"><text:user-field-get text:name="py3o.objects.serial">Serial</text:user-field-get></text:p><text:p text:style-name="Normal"><text:user-field-get text:name="py3o.objects.posted_date.year">Posted</text:user-field-get><text:s/><text:user-field-get text:name="py3o.objects.posted_date.month">Posted</text:user-field-get><text:s/><text:user-field-get text:name="py3o.objects.posted_date.day">Posted date</text:user-field-get></text:p></draw:text-box></draw:frame><text:span text:style-name="Default_20_Paragraph_20_Font"><text:span text:style-name="T2">قسم شؤون الطلبة والتسجیل</text:span></text:span></text:p>
      <text:p text:style-name="P14"><draw:frame draw:style-name="fr2" draw:name="Text Box 21" text:anchor-type="paragraph" svg:x="3.069cm" svg:y="1.792cm" svg:width="10.033cm" style:rel-width="scale" svg:height="3.937cm" style:rel-height="scale" draw:z-index="1"><draw:text-box><text:p text:style-name="P11">(وثيقة تخرج)</text:p><text:p text:style-name="P1"><text:span text:style-name="Default_20_Paragraph_20_Font"><text:span text:style-name="T23">الى/ </text:span></text:span><text:span text:style-name="Default_20_Paragraph_20_Font"><text:span text:style-name="T24"><text:user-field-get text:name="py3o.objects.subject_to_arabic">Subject in arabic</text:user-field-get></text:span></text:span></text:p></draw:text-box></draw:frame><draw:frame draw:style-name="fr3" draw:name="Text Box 22" text:anchor-type="paragraph" svg:x="-1.058cm" svg:y="1.094cm" svg:width="4.001cm" style:rel-width="scale" svg:height="4.72cm" style:rel-height="scale" draw:z-index="0"><draw:text-box><text:p text:style-name="P13"/></draw:text-box></draw:frame><text:span text:style-name="Default_20_Paragraph_20_Font"><text:span text:style-name="T1"><text:line-break/></text:span></text:span><text:span text:style-name="Default_20_Paragraph_20_Font"><text:span text:style-name="T3"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5">if="objects.gender == 'ذكر'</text:span></text:span></text:a><text:span text:style-name="Default_20_Paragraph_20_Font"><text:span text:style-name="T3"><text:line-break/><text:line-break/><text:line-break/> <text:s text:c="15"/>نؤيد لكم بان السيد </text:span></text:span><text:span text:style-name="Default_20_Paragraph_20_Font"><text:span text:style-name="T15">(</text:span></text:span><text:span text:style-name="Default_20_Paragraph_20_Font"><text:span text:style-name="T14"><text:user-field-get text:name="py3o.objects.student_name_in_arabic">Student Name</text:user-field-get></text:span></text:span><text:span text:style-name="Default_20_Paragraph_20_Font"><text:span text:style-name="T14"> </text:span></text:span><text:span text:style-name="Default_20_Paragraph_20_Font"><text:span text:style-name="T19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3"><text:user-field-get text:name="py3o.objects.college_in_arabic">College AR</text:user-field-get></text:span></text:span><text:span text:style-name="Default_20_Paragraph_20_Font"><text:span text:style-name="T3">/ <text:s text:c="2"/>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4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16">(</text:span></text:span><text:span text:style-name="Default_20_Paragraph_20_Font"><text:span text:style-name="T14"><text:user-field-get text:name="py3o.objects.attempt_ar">Attempt AR</text:user-field-get></text:span></text:span><text:span text:style-name="Default_20_Paragraph_20_Font"><text:span text:style-name="T16">)</text:span></text:span><text:span text:style-name="Default_20_Paragraph_20_Font"><text:span text:style-name="T3">. <text:s text:c="2"/>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17">(</text:span></text:span><text:span text:style-name="Default_20_Paragraph_20_Font"><text:span text:style-name="T17"><text:user-field-get text:name="py3o.objects.average_word_word">Average Word</text:user-field-get></text:span></text:span><text:span text:style-name="Default_20_Paragraph_20_Font"><text:span text:style-name="T17">)</text:span></text:span><text:span text:style-name="Default_20_Paragraph_20_Font"><text:span text:style-name="T3"> <text:s text:c="2"/>وبمعدل (% </text:span></text:span><text:span text:style-name="Default_20_Paragraph_20_Font"><text:span text:style-name="T14"><text:user-field-get text:name="py3o.objects.average">Average</text:user-field-get></text:span></text:span><text:span text:style-name="Default_20_Paragraph_20_Font"><text:span text:style-name="T3">) <text:s/>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text:s/></text:span></text:span><text:span text:style-name="Default_20_Paragraph_20_Font"><text:span text:style-name="T14"><text:user-field-get text:name="py3o.objects.University_order_number">Order Number AR</text:user-field-get></text:span></text:span><text:span text:style-name="Default_20_Paragraph_20_Font"><text:span text:style-name="T3"><text:s text:c="2"/>في <text:s text:c="2"/>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<text:s/></text:span></text:span><text:span text:style-name="Default_20_Paragraph_20_Font"><text:span text:style-name="T4">.</text:span></text:span></text:p>
      <text:p text:style-name="P7"><text:span text:style-name="T7"><text:s/></text:span><text:a xlink:type="simple" xlink:href="py3o:///if" text:style-name="Internet_20_link" text:visited-style-name="Visited_20_Internet_20_Link"><text:span text:style-name="T10">/if</text:span></text:a></text:p>
      <text:p text:style-name="P7"><text:a xlink:type="simple" xlink:href="py3o://if=%22objects.gender%20==%20'انثى'%20or%20objects.gender%20==%20'أنثى'%22" text:style-name="Internet_20_link" text:visited-style-name="Visited_20_Internet_20_Link"><text:span text:style-name="T25">if="objects.gender == 'انثى' or objects.gender == 'أنثى'</text:span></text:a></text:p>
      <text:p text:style-name="P15"><text:soft-page-break/><text:span text:style-name="Default_20_Paragraph_20_Font"><text:span text:style-name="T3"><text:line-break/> <text:s text:c="24"/>نؤيد لكم بان السيد</text:span></text:span><text:span text:style-name="Default_20_Paragraph_20_Font"><text:span text:style-name="T4">ة</text:span></text:span><text:span text:style-name="Default_20_Paragraph_20_Font"><text:span text:style-name="T3"> <text:s/></text:span></text:span><text:span text:style-name="Default_20_Paragraph_20_Font"><text:span text:style-name="T15">(</text:span></text:span><text:span text:style-name="Default_20_Paragraph_20_Font"><text:span text:style-name="T14"><text:user-field-get text:name="py3o.objects.student_name_in_arabic">Student Name</text:user-field-get></text:span></text:span><text:span text:style-name="Default_20_Paragraph_20_Font"><text:span text:style-name="T14"> </text:span></text:span><text:span text:style-name="Default_20_Paragraph_20_Font"><text:span text:style-name="T18">)</text:span></text:span><text:span text:style-name="Default_20_Paragraph_20_Font"><text:span text:style-name="T14"> </text:span></text:span><text:span text:style-name="Default_20_Paragraph_20_Font"><text:span text:style-name="T20">الملصقة صورتها</text:span></text:span><text:span text:style-name="Default_20_Paragraph_20_Font"><text:span text:style-name="T14"> </text:span></text:span><text:span text:style-name="Default_20_Paragraph_20_Font"><text:span text:style-name="T20">هي احدى خريجي جامعة المعقل /</text:span></text:span><text:span text:style-name="Default_20_Paragraph_20_Font"><text:span text:style-name="T3"> </text:span></text:span><text:span text:style-name="Default_20_Paragraph_20_Font"><text:span text:style-name="T3"><text:user-field-get text:name="py3o.objects.college_in_arabic">College AR</text:user-field-get></text:span></text:span><text:span text:style-name="Default_20_Paragraph_20_Font"><text:span text:style-name="T3">/ <text:s text:c="2"/>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4"><text:user-field-get text:name="py3o.objects.study_type_arabic">Study Type AR</text:user-field-get></text:span></text:span><text:span text:style-name="Default_20_Paragraph_20_Font"><text:span text:style-name="T14"><text:s/></text:span></text:span><text:span text:style-name="Default_20_Paragraph_20_Font"><text:span text:style-name="T20">للعام الدراسي</text:span></text:span><text:span text:style-name="Default_20_Paragraph_20_Font"><text:span text:style-name="T14"> <text:s/>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16">(</text:span></text:span><text:span text:style-name="Default_20_Paragraph_20_Font"><text:span text:style-name="T14"><text:user-field-get text:name="py3o.objects.attempt_ar">Attempt AR</text:user-field-get></text:span></text:span><text:span text:style-name="Default_20_Paragraph_20_Font"><text:span text:style-name="T16">)</text:span></text:span><text:span text:style-name="Default_20_Paragraph_20_Font"><text:span text:style-name="T3">. <text:s text:c="2"/>وقد منحت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3"/>بتقدير </text:span></text:span><text:span text:style-name="Default_20_Paragraph_20_Font"><text:span text:style-name="T17">(</text:span></text:span><text:span text:style-name="Default_20_Paragraph_20_Font"><text:span text:style-name="T17"><text:user-field-get text:name="py3o.objects.average_word_word">Average Word</text:user-field-get></text:span></text:span><text:span text:style-name="Default_20_Paragraph_20_Font"><text:span text:style-name="T17">)</text:span></text:span><text:span text:style-name="Default_20_Paragraph_20_Font"><text:span text:style-name="T3"> <text:s text:c="2"/>وبمعدل (% </text:span></text:span><text:span text:style-name="Default_20_Paragraph_20_Font"><text:span text:style-name="T14"><text:user-field-get text:name="py3o.objects.average">Average</text:user-field-get></text:span></text:span><text:span text:style-name="Default_20_Paragraph_20_Font"><text:span text:style-name="T3">) <text:s/>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 text:c="2"/>سنوات دراسية <text:s/>بموجب الامر الجامعي ذي العدد <text:s text:c="2"/></text:span></text:span><text:span text:style-name="Default_20_Paragraph_20_Font"><text:span text:style-name="T14"><text:user-field-get text:name="py3o.objects.University_order_number">Order Number AR</text:user-field-get></text:span></text:span><text:span text:style-name="Default_20_Paragraph_20_Font"><text:span text:style-name="T3"><text:s text:c="2"/>في <text:s text:c="2"/>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<text:s/></text:span></text:span><text:span text:style-name="Default_20_Paragraph_20_Font"><text:span text:style-name="T4">.</text:span></text:span></text:p>
      <text:p text:style-name="P8"><text:a xlink:type="simple" xlink:href="py3o:///if" text:style-name="Internet_20_link" text:visited-style-name="Visited_20_Internet_20_Link"><text:span text:style-name="T11">/if</text:span></text:a></text:p>
      <text:p text:style-name="P6"/>
      <text:p text:style-name="P7"><draw:frame draw:style-name="fr2" draw:name="Text Box 23" text:anchor-type="paragraph" svg:x="0.159cm" svg:y="0.388cm" svg:width="6.634cm" style:rel-width="scale" svg:height="5.064cm" style:rel-height="scale" draw:z-index="3"><draw:text-box><text:p text:style-name="P3">أ. د بدر <text:s/>نعمة عكاش البدران</text:p><text:p text:style-name="P10"><text:span text:style-name="Default_20_Paragraph_20_Font"><text:span text:style-name="T12">رئيس الجامعة</text:span></text:span></text:p><text:p text:style-name="P10"><text:a xlink:type="simple" xlink:href="py3o://if=%22objects.posted_date%22" text:style-name="Internet_20_link" text:visited-style-name="Visited_20_Internet_20_Link"><text:span text:style-name="Default_20_Paragraph_20_Font"><text:span text:style-name="T13">if="objects.posted_date"</text:span></text:span></text:a><text:span text:style-name="Default_20_Paragraph_20_Font"><text:span text:style-name="T12"><text:line-break/></text:span></text:span><text:span text:style-name="Default_20_Paragraph_20_Font"><text:span text:style-name="T6"><text:user-field-get style:data-style-name="N0" text:name="py3o.objects.posted_date">0</text:user-field-get></text:span></text:span></text:p><text:p text:style-name="P10"><text:a xlink:type="simple" xlink:href="py3o:///if" text:style-name="Internet_20_link" text:visited-style-name="Visited_20_Internet_20_Link"><text:span text:style-name="Default_20_Paragraph_20_Font"><text:span text:style-name="T8">/if</text:span></text:span></text:a></text:p><text:p text:style-name="P10"><text:a xlink:type="simple" xlink:href="py3o://if=%22not%20objects.posted_date%22" text:style-name="Internet_20_link" text:visited-style-name="Visited_20_Internet_20_Link"><text:span text:style-name="Default_20_Paragraph_20_Font"><text:span text:style-name="T9">if="not objects.posted_date"</text:span></text:span></text:a><text:span text:style-name="Default_20_Paragraph_20_Font"><text:span text:style-name="T6">2024 / <text:s/>/</text:span></text:span></text:p><text:p text:style-name="P9"><text:a xlink:type="simple" xlink:href="py3o:///if" text:style-name="Internet_20_link" text:visited-style-name="Visited_20_Internet_20_Link"><text:span text:style-name="Default_20_Paragraph_20_Font"><text:span text:style-name="T9">/if</text:span></text:span></text:a></text:p></draw:text-box></draw:frame></text:p>
      <text:p text:style-name="P7"><text:span text:style-name="Default_20_Paragraph_20_Font"><text:span text:style-name="T6"/></text:span></text:p>
      <text:p text:style-name="P5"/>
      <text:p text:style-name="P5"/>
      <text:p text:style-name="P7"><text:span text:style-name="Default_20_Paragraph_20_Font"><text:span text:style-name="T21"/></text:span></text:p>
      <text:p text:style-name="P12"><text:span text:style-name="Default_20_Paragraph_20_Font"><text:span text:style-name="T21"/></text:span></text:p>
      <text:p text:style-name="P12"><text:span text:style-name="Default_20_Paragraph_20_Font"><text:span text:style-name="T21">ملاحظة</text:span></text:span><text:span text:style-name="Default_20_Paragraph_20_Font"><text:span text:style-name="T22">//- <text:s/>الوثيقة خالية من الشطب والتعديل</text:span></text:span></text:p>
      <text:p text:style-name="P4"><text:span text:style-name="Default_20_Paragraph_20_Font"><text:span text:style-name="T22"/></text:span></text:p>
      <text:p text:style-name="P4"><text:span text:style-name="Default_20_Paragraph_20_Font"><text:span text:style-name="T22"/></text:span></text:p>
      <text:p text:style-name="P4"><text:span text:style-name="Default_20_Paragraph_20_Font"><text:span text:style-name="T22"/></text:span></text:p>
      <text:p text:style-name="P4"><text:span text:style-name="Default_20_Paragraph_20_Font"><text:span text:style-name="T22"/></text:span></text:p>
      <text:p text:style-name="P4"><text:span text:style-name="Default_20_Paragraph_20_Font"><text:span text:style-name="T22"/></text:span></text:p>
      <text:p text:style-name="P4"><text:soft-page-break/><text:span text:style-name="Default_20_Paragraph_20_Font"><text:span text:style-name="T22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a4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tru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margin-top="0cm" fo:margin-bottom="0.353cm" loext:contextual-spacing="true"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margin-top="0cm" fo:margin-bottom="0.353cm" loext:contextual-spacing="true"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margin-top="0cm" fo:margin-bottom="0.353cm" loext:contextual-spacing="true"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margin-top="0cm" fo:margin-bottom="0.353cm" loext:contextual-spacing="true"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margin-top="0cm" fo:margin-bottom="0.353cm" loext:contextual-spacing="true"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margin-top="0cm" fo:margin-bottom="0.353cm" loext:contextual-spacing="true"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size-asian="10pt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3T10:40:54.497000000</dc:date>
    <meta:print-date>2024-08-18T07:16:00Z</meta:print-date>
    <meta:editing-cycles>66</meta:editing-cycles>
    <meta:editing-duration>PT6H9M56S</meta:editing-duration>
    <meta:document-statistic meta:table-count="0" meta:image-count="0" meta:object-count="0" meta:page-count="3" meta:paragraph-count="17" meta:word-count="164" meta:character-count="1067" meta:non-whitespace-character-count="837"/>
    <meta:template xlink:type="simple" xlink:actuate="onRequest" xlink:title="" xlink:href="../../AppData/Local/Microsoft/Windows/INetCache/IE/SFLD9Z09/Arabic_No_Grade%5B1%5D.odt/Normal"/>
  </office:meta>
</office:document-meta>
</file>